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7a3" officeooo:paragraph-rsid="000357a3"/>
    </style:style>
    <style:style style:name="P2" style:family="paragraph" style:parent-style-name="Standard">
      <style:text-properties officeooo:rsid="0003fe69" officeooo:paragraph-rsid="0003fe69"/>
    </style:style>
    <style:style style:name="P3" style:family="paragraph" style:parent-style-name="Standard">
      <style:text-properties officeooo:rsid="0003fe69" officeooo:paragraph-rsid="0006bee8"/>
    </style:style>
    <style:style style:name="T1" style:family="text">
      <style:text-properties officeooo:rsid="0006b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are a team of young professionals passionate about data. </text:p>
      <text:p text:style-name="P1"/>
      <text:p text:style-name="P2">Coming from a wide variety of fields..</text:p>
      <text:p text:style-name="P2"/>
      <text:p text:style-name="P2">utilize AI, but also a thorough understanding of underlying economic theory.</text:p>
      <text:p text:style-name="P2"/>
      <text:p text:style-name="P2">We want to help businesses go to the next level, using smart data solutions. </text:p>
      <text:p text:style-name="P2"/>
      <text:p text:style-name="P2"/>
      <text:p text:style-name="P3"><text:span text:style-name="T1">Alinea1: wie zijn wij</text:span></text:p>
      <text:p text:style-name="P3"><text:span text:style-name="T1">Alinea 2: wat doen wij specifiek</text:span></text:p>
      <text:p text:style-name="P3"><text:span text:style-name="T1">Alinea3: overtuigen om naar ons te komen</text:span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09:26:56.834022380</meta:creation-date>
    <dc:date>2019-12-18T09:39:59.165224772</dc:date>
    <meta:editing-duration>PT13M1S</meta:editing-duration>
    <meta:editing-cycles>3</meta:editing-cycles>
    <meta:generator>LibreOffice/6.3.3.2.0$Linux_X86_64 LibreOffice_project/30$Build-2</meta:generator>
    <meta:document-statistic meta:table-count="0" meta:image-count="0" meta:object-count="0" meta:page-count="1" meta:paragraph-count="7" meta:word-count="59" meta:character-count="345" meta:non-whitespace-character-count="290"/>
  </office:meta>
</office:document-meta>
</file>